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ther_20_Package">
      <style:graphic-properties draw:auto-grow-height="false" fo:min-height="1.143cm" fo:min-width="4.027cm"/>
    </style:style>
    <style:style style:name="gr2" style:family="graphic" style:parent-style-name="standard">
      <style:graphic-properties draw:textarea-horizontal-align="justify" draw:textarea-vertical-align="middle" draw:auto-grow-height="false" fo:min-height="1.143cm" fo:min-width="4.026cm"/>
    </style:style>
    <style:style style:name="gr3" style:family="graphic" style:parent-style-name="standard">
      <style:graphic-properties draw:textarea-horizontal-align="justify" draw:textarea-vertical-align="middle" draw:auto-grow-height="false" fo:min-height="1.143cm" fo:min-width="4.0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4" draw:id="id4" draw:layer="layout" svg:width="4.027cm" svg:height="1.143cm" svg:x="7.609cm" svg:y="2.905cm">
          <text:p>globalpom-groovy-osgi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026cm" svg:height="1.143cm" svg:x="1.926cm" svg:y="10.003cm">
          <text:p text:style-name="P1">globalpomutils-data</text:p>
          <draw:enhanced-geometry svg:viewBox="0 0 21600 21600" draw:type="rectangle" draw:enhanced-path="M 0 0 L 21600 0 21600 21600 0 21600 0 0 Z N"/>
        </draw:custom-shape>
        <draw:connector draw:style-name="Parent_20_Line" draw:layer="layout" svg:x1="5.952cm" svg:y1="10.574cm" svg:x2="9.622cm" svg:y2="7.612cm" draw:start-shape="id1" draw:start-glue-point="1" draw:end-shape="id2" draw:end-glue-point="2" svg:d="M5952 10574h3670v-2962" svg:viewBox="0 0 3671 2963">
          <text:p/>
        </draw:connector>
        <draw:custom-shape draw:style-name="gr3" draw:text-style-name="P1" xml:id="id5" draw:id="id5" draw:layer="layout" svg:width="4.027cm" svg:height="1.143cm" svg:x="1.926cm" svg:y="7.985cm">
          <text:p text:style-name="P1">globalpomutils-c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027cm" svg:height="1.143cm" svg:x="7.609cm" svg:y="6.469cm">
          <text:p text:style-name="P1">globalpomutils-par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026cm" svg:height="1.143cm" svg:x="7.609cm" svg:y="4.712cm">
          <text:p text:style-name="P1">globalpomutils-bundle</text:p>
          <draw:enhanced-geometry svg:viewBox="0 0 21600 21600" draw:type="rectangle" draw:enhanced-path="M 0 0 L 21600 0 21600 21600 0 21600 0 0 Z N"/>
        </draw:custom-shape>
        <draw:connector draw:style-name="Parent_20_Line" draw:layer="layout" svg:x1="9.622cm" svg:y1="4.712cm" svg:x2="9.622cm" svg:y2="4.048cm" draw:start-shape="id3" draw:start-glue-point="0" draw:end-shape="id4" draw:end-glue-point="2" svg:d="M9622 4712v-664" svg:viewBox="0 0 1 665">
          <text:p/>
        </draw:connector>
        <draw:connector draw:style-name="Parent_20_Line" draw:layer="layout" svg:x1="9.622cm" svg:y1="6.469cm" svg:x2="9.622cm" svg:y2="5.855cm" draw:start-shape="id2" draw:start-glue-point="0" draw:end-shape="id3" draw:end-glue-point="2" svg:d="M9622 6469v-614" svg:viewBox="0 0 1 615">
          <text:p/>
        </draw:connector>
        <draw:connector draw:style-name="Parent_20_Line" draw:layer="layout" svg:x1="5.953cm" svg:y1="8.556cm" svg:x2="9.622cm" svg:y2="7.612cm" draw:start-shape="id5" draw:start-glue-point="1" draw:end-shape="id2" draw:end-glue-point="2" svg:d="M5953 8556h3669v-944" svg:viewBox="0 0 3670 945">
          <text:p/>
        </draw:connector>
        <draw:custom-shape draw:style-name="gr3" draw:text-style-name="P1" xml:id="id6" draw:id="id6" draw:layer="layout" svg:width="4.027cm" svg:height="1.143cm" svg:x="13.808cm" svg:y="7.985cm">
          <text:p text:style-name="P1">globalpomutils-exec</text:p>
          <draw:enhanced-geometry svg:viewBox="0 0 21600 21600" draw:type="rectangle" draw:enhanced-path="M 0 0 L 21600 0 21600 21600 0 21600 0 0 Z N"/>
        </draw:custom-shape>
        <draw:connector draw:style-name="Parent_20_Line" draw:layer="layout" svg:x1="13.808cm" svg:y1="8.556cm" svg:x2="9.622cm" svg:y2="7.612cm" draw:start-shape="id6" draw:start-glue-point="3" draw:end-shape="id2" draw:end-glue-point="2" svg:d="M13808 8556h-4186v-944" svg:viewBox="0 0 4187 945">
          <text:p/>
        </draw:connector>
        <draw:custom-shape draw:style-name="gr3" draw:text-style-name="P1" xml:id="id7" draw:id="id7" draw:layer="layout" svg:width="4.027cm" svg:height="1.143cm" svg:x="13.808cm" svg:y="10.092cm">
          <text:p text:style-name="P1">globalpomutils-threads</text:p>
          <draw:enhanced-geometry svg:viewBox="0 0 21600 21600" draw:type="rectangle" draw:enhanced-path="M 0 0 L 21600 0 21600 21600 0 21600 0 0 Z N"/>
        </draw:custom-shape>
        <draw:connector draw:style-name="Parent_20_Line" draw:layer="layout" svg:x1="13.808cm" svg:y1="10.663cm" svg:x2="9.622cm" svg:y2="7.612cm" draw:start-shape="id7" draw:start-glue-point="3" draw:end-shape="id2" draw:end-glue-point="2" svg:d="M13808 10663h-4186v-3051" svg:viewBox="0 0 4187 3052">
          <text:p/>
        </draw:connector>
        <draw:custom-shape draw:style-name="gr3" draw:text-style-name="P1" xml:id="id8" draw:id="id8" draw:layer="layout" svg:width="4.027cm" svg:height="1.143cm" svg:x="13.808cm" svg:y="11.895cm">
          <text:p text:style-name="P1">globalpomutils-fileresources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027cm" svg:height="1.143cm" svg:x="13.808cm" svg:y="13.699cm">
          <text:p text:style-name="P1">globalpomutils-threads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027cm" svg:height="1.143cm" svg:x="1.926cm" svg:y="11.762cm">
          <text:p text:style-name="P1">globalpomutils-initfileparser</text:p>
          <draw:enhanced-geometry svg:viewBox="0 0 21600 21600" draw:type="rectangle" draw:enhanced-path="M 0 0 L 21600 0 21600 21600 0 21600 0 0 Z N"/>
        </draw:custom-shape>
        <draw:connector draw:style-name="Parent_20_Line" draw:layer="layout" svg:x1="13.808cm" svg:y1="12.466cm" svg:x2="9.622cm" svg:y2="7.612cm" draw:start-shape="id8" draw:start-glue-point="3" draw:end-shape="id2" draw:end-glue-point="2" svg:d="M13808 12466h-4186v-4854" svg:viewBox="0 0 4187 4855">
          <text:p/>
        </draw:connector>
        <draw:connector draw:style-name="Dependency_20_Line" draw:layer="layout" draw:type="curve" svg:x1="3.939cm" svg:y1="10.003cm" svg:x2="3.939cm" svg:y2="9.128cm" draw:start-shape="id1" draw:start-glue-point="0" draw:end-shape="id5" draw:end-glue-point="2" svg:d="M3939 10003v-875" svg:viewBox="0 0 1 876">
          <text:p/>
        </draw:connector>
        <draw:connector draw:style-name="Dependency_20_Line" draw:layer="layout" draw:type="curve" svg:x1="15.821cm" svg:y1="9.128cm" svg:x2="15.821cm" svg:y2="10.092cm" draw:start-shape="id6" draw:start-glue-point="2" draw:end-shape="id7" svg:d="M15821 9128v964" svg:viewBox="0 0 1 965">
          <text:p/>
        </draw:connector>
        <draw:connector draw:style-name="Parent_20_Line" draw:layer="layout" svg:x1="13.808cm" svg:y1="14.27cm" svg:x2="9.622cm" svg:y2="7.612cm" draw:start-shape="id9" draw:start-glue-point="3" draw:end-shape="id2" draw:end-glue-point="2" svg:d="M13808 14270h-4186v-6658" svg:viewBox="0 0 4187 6659">
          <text:p/>
        </draw:connector>
        <draw:connector draw:style-name="Parent_20_Line" draw:layer="layout" svg:x1="5.953cm" svg:y1="12.333cm" svg:x2="9.622cm" svg:y2="7.612cm" draw:start-shape="id10" draw:start-glue-point="1" draw:end-shape="id2" draw:end-glue-point="2" svg:d="M5953 12333h3669v-4721" svg:viewBox="0 0 3670 4722">
          <text:p/>
        </draw:connector>
        <draw:custom-shape draw:style-name="gr3" draw:text-style-name="P1" xml:id="id11" draw:id="id11" draw:layer="layout" svg:width="4.027cm" svg:height="1.143cm" svg:x="1.926cm" svg:y="13.521cm">
          <text:p text:style-name="P1">globalpomutils-math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4.027cm" svg:height="1.143cm" svg:x="1.926cm" svg:y="15.28cm">
          <text:p text:style-name="P1">globalpomutils-projects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4.027cm" svg:height="1.143cm" svg:x="13.808cm" svg:y="15.502cm">
          <text:p text:style-name="P1">globalpomutils-reflection</text:p>
          <draw:enhanced-geometry svg:viewBox="0 0 21600 21600" draw:type="rectangle" draw:enhanced-path="M 0 0 L 21600 0 21600 21600 0 21600 0 0 Z N"/>
        </draw:custom-shape>
        <draw:connector draw:style-name="Parent_20_Line" draw:layer="layout" svg:x1="5.953cm" svg:y1="14.092cm" svg:x2="9.622cm" svg:y2="7.612cm" draw:start-shape="id11" draw:start-glue-point="1" draw:end-shape="id2" draw:end-glue-point="2" svg:d="M5953 14092h3669v-6480" svg:viewBox="0 0 3670 6481">
          <text:p/>
        </draw:connector>
        <draw:connector draw:style-name="Parent_20_Line" draw:layer="layout" svg:x1="5.953cm" svg:y1="15.851cm" svg:x2="9.622cm" svg:y2="7.612cm" draw:start-shape="id12" draw:start-glue-point="1" draw:end-shape="id2" draw:end-glue-point="2" svg:d="M5953 15851h3669v-8239" svg:viewBox="0 0 3670 8240">
          <text:p/>
        </draw:connector>
        <draw:connector draw:style-name="Parent_20_Line" draw:layer="layout" svg:x1="13.808cm" svg:y1="16.073cm" svg:x2="9.622cm" svg:y2="7.612cm" draw:start-shape="id13" draw:start-glue-point="3" draw:end-shape="id2" draw:end-glue-point="2" svg:d="M13808 16073h-4186v-8461" svg:viewBox="0 0 4187 8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draw:textarea-vertical-align="middle" draw:fit-to-size="fals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ent_20_Line" style:display-name="Parent Line" style:family="graphic" style:parent-style-name="standard">
      <style:graphic-properties draw:marker-end="Triangle_20_unfilled"/>
    </style:style>
    <style:style style:name="Dependency_20_Line" style:display-name="Dependency Line" style:family="graphic" style:parent-style-name="standard">
      <style:graphic-properties draw:stroke="dash" draw:stroke-dash="Fine_20_Dashed" draw:marker-end="Arrow"/>
    </style:style>
    <style:style style:name="Other_20_Package" style:display-name="Other Package" style:family="graphic" style:parent-style-name="standard">
      <style:graphic-properties svg:stroke-color="#aea79f" draw:fill-gradient-name="Gradient_20_2" draw:fill-hatch-name="Hatching_20_1" draw:fill-image-name="Bitmap_20_1" draw:fit-to-size="shrink-to-fit" draw:shadow-offset-x="0.203cm" draw:shadow-offset-y="0.203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5:10:04.842242843</meta:creation-date>
    <dc:date>2018-10-08T08:00:58.100656241</dc:date>
    <meta:editing-duration>PT9M54S</meta:editing-duration>
    <meta:editing-cycles>3</meta:editing-cycles>
    <meta:generator>LibreOffice/5.1.6.2$Linux_X86_64 LibreOffice_project/10m0$Build-2</meta:generator>
    <meta:document-statistic meta:object-count="27"/>
  </office:meta>
</office:document-meta>
</file>